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Liberation Sans" svg:font-family="'Liberation Sans', sans-serif"/>
    <style:font-face style:name="Liberation Serif1" svg:font-family="'Liberation Serif', serif"/>
    <style:font-face style:name="Noto Sans CJK SC Regular1" svg:font-family="'Noto Sans CJK SC Regular'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top="0cm" fo:margin-bottom="0cm" loext:contextual-spacing="false" fo:line-height="150%" fo:text-align="start" style:justify-single-word="false" style:page-number="auto"/>
    </style:style>
    <style:style style:name="T1" style:family="text">
      <style:text-properties style:font-name="Liberation Sans" fo:font-size="12pt" fo:font-weight="bold"/>
    </style:style>
    <style:style style:name="T2" style:family="text">
      <style:text-properties style:font-name="Liberation Sans" fo:font-size="12pt" fo:font-weight="normal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style:font-name="Liberation Sans" fo:font-size="12pt" fo:font-style="normal" fo:font-weight="normal"/>
    </style:style>
    <style:style style:name="T5" style:family="text">
      <style:text-properties fo:color="#000000"/>
    </style:style>
    <style:style style:name="T6" style:family="text">
      <style:text-properties fo:color="#000000" style:font-name="Liberation Sans" fo:font-size="12pt" fo:font-weight="normal"/>
    </style:style>
    <style:style style:name="T7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p text:style-name="P1"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7-01T22:13:16.001692095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00:00:00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29T22:40:27.905434121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29T22:19:54.818236607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29T16:48:09.289221502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28T13:04:28.492733451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26T16:14:44.639882738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26T00:07:28.897913089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25T20:14:42.039332923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24T22:32:07.411315002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24T15:42:01.493043692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24T09:30:05.416727667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23T16:36:03.100363804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23T11:36:03.222001170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21T23:23:09.057807835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21T17:55:17.865393136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21T12:21:22.763521742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20T18:34:19.830157535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9T12:54:18.844691454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8T23:20:12.738581285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8T20:39:37.890329984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8T12:45:23.879199387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7T20:02:02.143589569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7T19:45:54.789583280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6T15:19:53.989201345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6T13:50:44.432862129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6T10:49:58.030689160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5T13:05:31.693854059"&gt;</text:p></office:annotation></text:span></text:span><text:span text:style-name="Strong_20_Emphasis"><text:span text:style-name="T4"><office:annotation><dc:date>2018-07-26T07:25:37</dc:date><text:p>HTML: &lt;meta name="changed" content="2018-06-15T16:46:54.538249678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4T22:55:38.007259856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4T20:52:51.033526204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4T17:27:12.577284577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4T12:58:12.332824081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4T07:07:38.845049501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3T22:59:08.975991996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3T20:26:03.305702553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2T12:28:00.714637591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1T22:59:09.625284365"&gt;</text:p></office:annotation></text:span></text:span><text:span text:style-name="Strong_20_Emphasis"><text:span text:style-name="T4"><office:annotation><dc:date>2018-07-26T07:25:37</dc:date><text:p>HTML: &lt;meta name="created" content="2018-06-11T22:51:04.642681485"&gt;</text:p></office:annotation></text:span></text:span><text:span text:style-name="Strong_20_Emphasis"><text:span text:style-name="T4"><office:annotation><dc:date>2018-07-26T07:25:37</dc:date><text:p>HTML: &lt;meta name="changed" content="2018-06-11T22:52:11.240135258"&gt;</text:p></office:annotation></text:span></text:span><text:span text:style-name="Strong_20_Emphasis"><text:span text:style-name="T4">Título: 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4T22:55:38.007259856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4T20:52:51.033526204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4T17:27:12.577284577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4T12:58:12.332824081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4T07:07:38.845049501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3T22:59:08.975991996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3T20:26:03.305702553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2T12:28:00.714637591"&gt;</text:p></office:annotation></text:span></text:span><text:span text:style-name="Strong_20_Emphasis"><text:span text:style-name="T4"><office:annotation><dc:date>2018-07-26T07:25:37</dc:date><text:p>HTML: &lt;meta name="created" content="00:00:00"&gt;</text:p></office:annotation></text:span></text:span><text:span text:style-name="Strong_20_Emphasis"><text:span text:style-name="T4"><office:annotation><dc:date>2018-07-26T07:25:37</dc:date><text:p>HTML: &lt;meta name="changed" content="2018-06-11T22:59:09.625284365"&gt;</text:p></office:annotation></text:span></text:span><text:span text:style-name="Strong_20_Emphasis"><text:span text:style-name="T4"><office:annotation><dc:date>2018-07-26T07:25:37</dc:date><text:p>HTML: &lt;meta name="created" content="2018-06-11T22:51:04.642681485"&gt;</text:p></office:annotation></text:span></text:span><text:span text:style-name="Strong_20_Emphasis"><text:span text:style-name="T4"><office:annotation><dc:date>2018-07-26T07:25:37</dc:date><text:p>HTML: &lt;meta name="changed" content="2018-06-11T22:52:11.240135258"&gt;</text:p></office:annotation></text:span></text:span><text:span text:style-name="Strong_20_Emphasis"><text:span text:style-name="T4">CHAPTER A DAY <text:line-break/>Autor: NORMAN</text:span></text:span><text:span text:style-name="Strong_20_Emphasis"><text:span text:style-name="T3"> </text:span></text:span><text:span text:style-name="Strong_20_Emphasis"><text:span text:style-name="T4">BERRY </text:span></text:span><text:span text:style-name="Strong_20_Emphasis"><text:span text:style-name="T1"><text:line-break/><text:line-break/></text:span></text:span><text:span text:style-name="Strong_20_Emphasis"><text:span text:style-name="T6">Literaturas em formato</text:span></text:span><text:span text:style-name="Strong_20_Emphasis"><text:span text:style-name="T5"> </text:span></text:span><text:span text:style-name="Strong_20_Emphasis"><text:span text:style-name="T6">digital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1">www.acervodigitalcristao.com.br</text:span></text:span></text:a><text:span text:style-name="Strong_20_Emphasis"><text:span text:style-name="T7"><text:line-break/><text:line-break/></text:span></text:span><text:span text:style-name="Strong_20_Emphasis"><text:span text:style-name="T2">Literaturas em formato</text:span></text:span><text:span text:style-name="Strong_20_Emphasis"> </text:span><text:span text:style-name="Strong_20_Emphasis"><text:span text:style-name="T2">Impresso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1">www.verdadesvivas.com.br</text:span></text:span></text:a><text:span text:style-name="Strong_20_Emphasis"><text:span text:style-name="T7"><text:line-break/><text:line-break/></text:span></text:span><text:span text:style-name="Strong_20_Emphasis"><text:span text:style-name="T2">Evangelho em 03 Minutos:</text:span></text:span><text:span text:style-name="Strong_20_Emphasis"> </text:span><text:span text:style-name="Strong_20_Emphasis"><text:span text:style-name="T1"><text:line-break/></text:span></text:span><text:a xlink:type="simple" xlink:href="http://www.3minutos.net/" text:style-name="Internet_20_link" text:visited-style-name="Visited_20_Internet_20_Link"><text:span text:style-name="Strong_20_Emphasis"><text:span text:style-name="T1">www.3minutos.net</text:span></text:span></text:a><text:span text:style-name="Strong_20_Emphasis"><text:span text:style-name="T7"><text:line-break/><text:line-break/></text:span></text:span><text:span text:style-name="Strong_20_Emphasis"><text:span text:style-name="T2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1">www.respondi.com.br</text:span>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/>
    <style:font-face style:name="Liberation Sans" svg:font-family="'Liberation Sans', sans-serif"/>
    <style:font-face style:name="Liberation Serif1" svg:font-family="'Liberation Serif', serif"/>
    <style:font-face style:name="Noto Sans CJK SC Regular1" svg:font-family="'Noto Sans CJK SC Regular'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loext:contextual-spacing="false"/>
      <style:text-properties style:font-name="Liberation Serif1" fo:font-family="'Liberation Serif', serif" fo:font-size="24pt" fo:font-weight="bold" style:font-name-asian="Noto Sans CJK SC Regular1" style:font-family-asian="'Noto Sans CJK SC Regular'" style:font-size-asian="24pt" style:font-weight-asian="bold" style:font-name-complex="FreeSans1" style:font-family-complex="FreeSans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26T13:18:00.501532162</dc:date>
    <meta:editing-duration>PT13S</meta:editing-duration>
    <meta:editing-cycles>1</meta:editing-cycles>
    <meta:document-statistic meta:table-count="0" meta:image-count="0" meta:object-count="0" meta:page-count="1" meta:paragraph-count="1" meta:word-count="26" meta:character-count="248" meta:non-whitespace-character-count="216"/>
  </office:meta>
</office:document-meta>
</file>